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inherit" svg:font-family="inherit"/>
    <style:font-face style:name="Liberation Mono" svg:font-family="'Liberation Mono'" style:font-family-generic="modern" style:font-pitch="fixed"/>
    <style:font-face style:name="Futura Std Book" svg:font-family="'Futura Std Book'" style:font-pitch="variable"/>
    <style:font-face style:name="Futura URW Extra Bold" svg:font-family="'Futura URW Extra Bold'"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style:font-name="Futura URW Extra Bold" fo:font-size="28pt" fo:language="en" fo:country="US" fo:font-weight="normal" officeooo:rsid="00835ff6" officeooo:paragraph-rsid="00c7e8c2" style:font-size-asian="28pt" style:font-weight-asian="normal" style:font-size-complex="28pt" style:font-weight-complex="normal"/>
    </style:style>
    <style:style style:name="P2" style:family="paragraph" style:parent-style-name="Title">
      <style:text-properties style:font-name="Futura URW Extra Bold" fo:font-size="28pt" fo:language="en" fo:country="US" fo:font-weight="normal" officeooo:rsid="00835ff6" officeooo:paragraph-rsid="00835ff6" style:font-size-asian="28pt" style:font-weight-asian="normal" style:font-size-complex="28pt" style:font-weight-complex="normal"/>
    </style:style>
    <style:style style:name="P3" style:family="paragraph" style:parent-style-name="Text_20_body">
      <style:text-properties style:font-name="Futura Std Book" fo:language="en" fo:country="US" fo:font-weight="normal" officeooo:rsid="0011aa11" officeooo:paragraph-rsid="0011aa11" style:font-weight-asian="normal" style:font-weight-complex="normal"/>
    </style:style>
    <style:style style:name="P4" style:family="paragraph" style:parent-style-name="Text_20_body">
      <style:text-properties style:font-name="Futura Std Book" fo:font-size="11pt" fo:language="en" fo:country="US" fo:font-style="italic" fo:font-weight="normal" officeooo:rsid="00835ff6" officeooo:paragraph-rsid="00c7e8c2" style:font-size-asian="11pt" style:font-style-asian="italic" style:font-weight-asian="normal" style:font-size-complex="11pt" style:font-style-complex="italic" style:font-weight-complex="normal"/>
    </style:style>
    <style:style style:name="P5" style:family="paragraph" style:parent-style-name="Text_20_body">
      <style:text-properties style:font-name="Futura Std Book" fo:font-size="11pt" fo:language="en" fo:country="US" fo:font-style="italic" fo:font-weight="normal" officeooo:rsid="00835ff6" officeooo:paragraph-rsid="00835ff6" style:font-size-asian="11pt" style:font-style-asian="italic" style:font-weight-asian="normal" style:font-size-complex="11pt" style:font-style-complex="italic" style:font-weight-complex="normal"/>
    </style:style>
    <style:style style:name="P6" style:family="paragraph" style:parent-style-name="Text_20_body">
      <style:paragraph-properties fo:text-align="justify" style:justify-single-word="false"/>
      <style:text-properties style:font-name="Futura URW Extra Bold" fo:language="en" fo:country="US" officeooo:rsid="0013dbb6" officeooo:paragraph-rsid="0025bb2c"/>
    </style:style>
    <style:style style:name="P7" style:family="paragraph" style:parent-style-name="Text_20_body">
      <style:paragraph-properties fo:text-align="justify" style:justify-single-word="false"/>
      <style:text-properties style:font-name="Futura URW Extra Bold" fo:language="en" fo:country="US" officeooo:rsid="0011aa11" officeooo:paragraph-rsid="0013dbb6"/>
    </style:style>
    <style:style style:name="P8" style:family="paragraph" style:parent-style-name="Text_20_body">
      <style:paragraph-properties fo:text-align="justify" style:justify-single-word="false"/>
      <style:text-properties style:font-name="Futura URW Extra Bold" fo:language="en" fo:country="US" officeooo:rsid="00aa5a83" officeooo:paragraph-rsid="00aa5a83"/>
    </style:style>
    <style:style style:name="P9" style:family="paragraph" style:parent-style-name="Text_20_body">
      <style:paragraph-properties fo:text-align="justify" style:justify-single-word="false"/>
      <style:text-properties style:font-name="Futura URW Extra Bold" fo:language="en" fo:country="US" officeooo:rsid="00ab1942" officeooo:paragraph-rsid="00ab1942"/>
    </style:style>
    <style:style style:name="P10" style:family="paragraph" style:parent-style-name="Text_20_body">
      <style:paragraph-properties fo:text-align="justify" style:justify-single-word="false"/>
      <style:text-properties style:font-name="Futura URW Extra Bold" fo:language="en" fo:country="US" officeooo:rsid="00ad61d7" officeooo:paragraph-rsid="00ad61d7"/>
    </style:style>
    <style:style style:name="P11" style:family="paragraph" style:parent-style-name="Text_20_body">
      <style:paragraph-properties fo:text-align="justify" style:justify-single-word="false"/>
      <style:text-properties style:font-name="Futura URW Extra Bold" fo:language="en" fo:country="US" officeooo:rsid="00ae4f76" officeooo:paragraph-rsid="00ae4f76"/>
    </style:style>
    <style:style style:name="P12" style:family="paragraph" style:parent-style-name="Text_20_body">
      <style:paragraph-properties fo:text-align="justify" style:justify-single-word="false"/>
      <style:text-properties style:font-name="Futura URW Extra Bold" fo:language="en" fo:country="US" officeooo:rsid="00cb5ad0" officeooo:paragraph-rsid="00cb5ad0"/>
    </style:style>
    <style:style style:name="P13" style:family="paragraph" style:parent-style-name="Text_20_body">
      <style:paragraph-properties fo:text-align="justify" style:justify-single-word="false"/>
      <style:text-properties style:font-name="Futura URW Extra Bold" fo:language="en" fo:country="US" officeooo:rsid="00ccddc3" officeooo:paragraph-rsid="00ccddc3"/>
    </style:style>
    <style:style style:name="P14" style:family="paragraph" style:parent-style-name="Text_20_body">
      <style:text-properties officeooo:rsid="0092ca77" officeooo:paragraph-rsid="0092ca77"/>
    </style:style>
    <style:style style:name="P15" style:family="paragraph" style:parent-style-name="Text_20_body">
      <style:text-properties officeooo:rsid="009585b6" officeooo:paragraph-rsid="009585b6"/>
    </style:style>
    <style:style style:name="P16" style:family="paragraph" style:parent-style-name="Text_20_body">
      <style:text-properties officeooo:rsid="0098ecb2" officeooo:paragraph-rsid="0098ecb2"/>
    </style:style>
    <style:style style:name="P17" style:family="paragraph" style:parent-style-name="Text_20_body">
      <style:text-properties officeooo:rsid="00a0227b" officeooo:paragraph-rsid="00a0227b"/>
    </style:style>
    <style:style style:name="P18" style:family="paragraph" style:parent-style-name="Text_20_body">
      <style:text-properties officeooo:rsid="00a2b4ad" officeooo:paragraph-rsid="00a2b4ad"/>
    </style:style>
    <style:style style:name="P19" style:family="paragraph" style:parent-style-name="Text_20_body">
      <style:text-properties officeooo:rsid="00b50ce6" officeooo:paragraph-rsid="00b50ce6"/>
    </style:style>
    <style:style style:name="P20" style:family="paragraph" style:parent-style-name="Text_20_body">
      <style:text-properties officeooo:rsid="00b62b19" officeooo:paragraph-rsid="00b62b19"/>
    </style:style>
    <style:style style:name="P21" style:family="paragraph" style:parent-style-name="Text_20_body">
      <style:text-properties officeooo:rsid="009f723a" officeooo:paragraph-rsid="009f723a"/>
    </style:style>
    <style:style style:name="P22" style:family="paragraph" style:parent-style-name="Text_20_body">
      <style:text-properties officeooo:rsid="00b6ddef" officeooo:paragraph-rsid="00b6ddef"/>
    </style:style>
    <style:style style:name="P23" style:family="paragraph" style:parent-style-name="Text_20_body">
      <style:text-properties officeooo:rsid="00c06195" officeooo:paragraph-rsid="00c06195"/>
    </style:style>
    <style:style style:name="P24" style:family="paragraph" style:parent-style-name="Text_20_body">
      <style:paragraph-properties fo:text-align="justify" style:justify-single-word="false"/>
      <style:text-properties fo:font-variant="normal" fo:text-transform="none" fo:color="#333333" style:font-name="Futura URW Extra Bold" fo:letter-spacing="normal" fo:language="en" fo:country="US" officeooo:rsid="00ae4f76" officeooo:paragraph-rsid="00ae4f76"/>
    </style:style>
    <style:style style:name="P25" style:family="paragraph" style:parent-style-name="Signature">
      <style:paragraph-properties fo:text-align="end" style:justify-single-word="false"/>
      <style:text-properties style:font-name="Futura URW Extra Bold" fo:language="en" fo:country="US"/>
    </style:style>
    <style:style style:name="P26" style:family="paragraph" style:parent-style-name="Signature">
      <style:paragraph-properties fo:text-align="end" style:justify-single-word="false"/>
      <style:text-properties style:font-name="Futura URW Extra Bold" fo:language="en" fo:country="US" officeooo:rsid="00835ff6" officeooo:paragraph-rsid="00835ff6"/>
    </style:style>
    <style:style style:name="P27" style:family="paragraph" style:parent-style-name="Footer">
      <style:paragraph-properties fo:text-align="center" style:justify-single-word="false"/>
      <style:text-properties style:font-name="Futura URW Extra Bold" fo:language="en" fo:country="US" officeooo:rsid="0025330c" officeooo:paragraph-rsid="0025330c"/>
    </style:style>
    <style:style style:name="P28" style:family="paragraph" style:parent-style-name="Footer">
      <style:paragraph-properties fo:text-align="start" style:justify-single-word="false"/>
      <style:text-properties style:font-name="Futura URW Extra Bold" fo:font-size="9pt" fo:language="en" fo:country="US" officeooo:rsid="0025330c" officeooo:paragraph-rsid="009e3610" style:font-size-asian="7.84999990463257pt" style:font-size-complex="9pt"/>
    </style:style>
    <style:style style:name="P29" style:family="paragraph" style:parent-style-name="Footnote">
      <style:text-properties officeooo:rsid="0099c803" officeooo:paragraph-rsid="0099c803"/>
    </style:style>
    <style:style style:name="P30" style:family="paragraph" style:parent-style-name="Footnote">
      <style:text-properties officeooo:rsid="00a4eeab" officeooo:paragraph-rsid="00a4eeab"/>
    </style:style>
    <style:style style:name="P31" style:family="paragraph" style:parent-style-name="Footnote">
      <style:text-properties officeooo:rsid="00b53090" officeooo:paragraph-rsid="00b53090"/>
    </style:style>
    <style:style style:name="P32" style:family="paragraph" style:parent-style-name="Footnote">
      <style:text-properties officeooo:rsid="00b6ddef" officeooo:paragraph-rsid="00b6ddef"/>
    </style:style>
    <style:style style:name="P33" style:family="paragraph" style:parent-style-name="Footnote">
      <style:text-properties officeooo:rsid="00b86fa6" officeooo:paragraph-rsid="00b86fa6"/>
    </style:style>
    <style:style style:name="P34" style:family="paragraph" style:parent-style-name="Quotations">
      <style:text-properties fo:font-size="9pt" fo:font-style="italic" officeooo:paragraph-rsid="00b26b7d" style:font-size-asian="9pt" style:font-style-asian="italic" style:font-size-complex="9pt" style:font-style-complex="italic"/>
    </style:style>
    <style:style style:name="P35" style:family="paragraph" style:parent-style-name="Preformatted_20_Text">
      <style:paragraph-properties fo:text-align="justify" style:justify-single-word="false"/>
      <style:text-properties fo:font-variant="normal" fo:text-transform="none" fo:color="#000000" style:font-name="Futura URW Extra Bold" fo:letter-spacing="normal" fo:language="en" fo:country="US" fo:font-style="normal" fo:font-weight="normal" officeooo:rsid="00ae4f76" officeooo:paragraph-rsid="00ae4f76"/>
    </style:style>
    <style:style style:name="P36" style:family="paragraph" style:parent-style-name="Text_20_body">
      <style:paragraph-properties fo:text-align="justify" style:justify-single-word="false"/>
      <style:text-properties style:font-name="Futura URW Extra Bold" fo:language="en" fo:country="US" officeooo:rsid="00ae4f76" officeooo:paragraph-rsid="00ae4f76"/>
    </style:style>
    <style:style style:name="P37" style:family="paragraph" style:parent-style-name="Text_20_body">
      <style:paragraph-properties fo:text-align="justify" style:justify-single-word="false"/>
      <style:text-properties style:font-name="Futura URW Extra Bold" fo:language="en" fo:country="US" officeooo:rsid="00cdf9c3" officeooo:paragraph-rsid="00cdf9c3"/>
    </style:style>
    <style:style style:name="P3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officeooo:rsid="009462f9" officeooo:paragraph-rsid="009462f9"/>
    </style:style>
    <style:style style:name="P39" style:family="paragraph" style:parent-style-name="Heading_20_1">
      <style:text-properties officeooo:rsid="00b0a392" officeooo:paragraph-rsid="00b0a392"/>
    </style:style>
    <style:style style:name="P40" style:family="paragraph" style:parent-style-name="Heading_20_1">
      <style:text-properties officeooo:rsid="009fc4a2" officeooo:paragraph-rsid="009fc4a2"/>
    </style:style>
    <style:style style:name="P41" style:family="paragraph" style:parent-style-name="Heading_20_1">
      <style:text-properties officeooo:rsid="00abd0a1" officeooo:paragraph-rsid="00ab1942"/>
    </style:style>
    <style:style style:name="T1" style:family="text">
      <style:text-properties officeooo:rsid="008513af"/>
    </style:style>
    <style:style style:name="T2" style:family="text">
      <style:text-properties style:text-position="super 58%"/>
    </style:style>
    <style:style style:name="T3" style:family="text">
      <style:text-properties officeooo:rsid="009c0ec9"/>
    </style:style>
    <style:style style:name="T4" style:family="text">
      <style:text-properties officeooo:rsid="0086ad0b"/>
    </style:style>
    <style:style style:name="T5" style:family="text">
      <style:text-properties style:font-name="Futura URW Extra Bold" fo:font-size="11pt" officeooo:rsid="00a4d1ac" style:font-size-asian="11pt" style:font-size-complex="11pt"/>
    </style:style>
    <style:style style:name="T6" style:family="text">
      <style:text-properties style:font-name="Futura URW Extra Bold" fo:font-size="11pt" officeooo:rsid="00a4eeab" style:font-size-asian="11pt" style:font-size-complex="11pt"/>
    </style:style>
    <style:style style:name="T7" style:family="text">
      <style:text-properties style:font-name="Futura URW Extra Bold" fo:font-size="11pt" officeooo:rsid="00a6903f" style:font-size-asian="11pt" style:font-size-complex="11pt"/>
    </style:style>
    <style:style style:name="T8" style:family="text">
      <style:text-properties style:font-name="Futura URW Extra Bold" fo:font-size="11pt" officeooo:rsid="00a72440" style:font-size-asian="11pt" style:font-size-complex="11pt"/>
    </style:style>
    <style:style style:name="T9" style:family="text">
      <style:text-properties style:font-name="Futura URW Extra Bold" fo:font-size="11pt" officeooo:rsid="00afd7fe" style:font-size-asian="11pt" style:font-size-complex="11pt"/>
    </style:style>
    <style:style style:name="T10" style:family="text">
      <style:text-properties style:font-name="Futura URW Extra Bold" fo:font-size="11pt" officeooo:rsid="00b4a981" style:font-size-asian="11pt" style:font-size-complex="11pt"/>
    </style:style>
    <style:style style:name="T11" style:family="text">
      <style:text-properties style:font-name="Futura URW Extra Bold" fo:font-size="11pt" officeooo:rsid="00c43e7d" style:font-size-asian="11pt" style:font-size-complex="11pt"/>
    </style:style>
    <style:style style:name="T12" style:family="text">
      <style:text-properties officeooo:rsid="009707de"/>
    </style:style>
    <style:style style:name="T13" style:family="text">
      <style:text-properties officeooo:rsid="0099c803"/>
    </style:style>
    <style:style style:name="T14" style:family="text">
      <style:text-properties officeooo:rsid="009ae026"/>
    </style:style>
    <style:style style:name="T15" style:family="text">
      <style:text-properties fo:font-style="italic" style:font-style-asian="italic" style:font-style-complex="italic"/>
    </style:style>
    <style:style style:name="T16" style:family="text">
      <style:text-properties officeooo:rsid="00a4d1ac"/>
    </style:style>
    <style:style style:name="T17" style:family="text">
      <style:text-properties fo:font-variant="normal" fo:text-transform="none" fo:color="#222222" style:font-name="Futura URW Extra Bold" fo:font-size="11pt" fo:letter-spacing="normal" fo:font-style="normal" fo:font-weight="normal" style:font-size-asian="11pt" style:font-size-complex="11pt"/>
    </style:style>
    <style:style style:name="T18" style:family="text">
      <style:text-properties fo:font-variant="normal" fo:text-transform="none" fo:color="#222222" style:font-name="Futura URW Extra Bold" fo:font-size="11pt" fo:letter-spacing="normal" fo:font-style="normal" fo:font-weight="normal" officeooo:rsid="00a4eeab" style:font-size-asian="11pt" style:font-size-complex="11pt"/>
    </style:style>
    <style:style style:name="T19" style:family="text">
      <style:text-properties fo:font-variant="normal" fo:text-transform="none" fo:color="#222222" style:font-name="Futura URW Extra Bold" fo:font-size="11pt" fo:letter-spacing="normal" fo:font-style="normal" fo:font-weight="normal" officeooo:rsid="00a72440" style:font-size-asian="11pt" style:font-size-complex="11pt"/>
    </style:style>
    <style:style style:name="T20" style:family="text">
      <style:text-properties officeooo:rsid="00afd7fe"/>
    </style:style>
    <style:style style:name="T21" style:family="text">
      <style:text-properties officeooo:rsid="00b26b7d"/>
    </style:style>
    <style:style style:name="T22" style:family="text">
      <style:text-properties officeooo:rsid="00b53090"/>
    </style:style>
    <style:style style:name="T23" style:family="text">
      <style:text-properties officeooo:rsid="00b62b19"/>
    </style:style>
    <style:style style:name="T24" style:family="text">
      <style:text-properties officeooo:rsid="00b86fa6"/>
    </style:style>
    <style:style style:name="T25" style:family="text">
      <style:text-properties officeooo:rsid="00bba47b"/>
    </style:style>
    <style:style style:name="T26" style:family="text">
      <style:text-properties officeooo:rsid="00bc8dd7"/>
    </style:style>
    <style:style style:name="T27" style:family="text">
      <style:text-properties officeooo:rsid="00c19b57"/>
    </style:style>
    <style:style style:name="T28" style:family="text">
      <style:text-properties officeooo:rsid="00c334a0"/>
    </style:style>
    <style:style style:name="T29" style:family="text">
      <style:text-properties officeooo:rsid="00c5dde0"/>
    </style:style>
    <style:style style:name="T30" style:family="text">
      <style:text-properties officeooo:rsid="00c68862"/>
    </style:style>
    <style:style style:name="T31" style:family="text">
      <style:text-properties style:font-name="inherit" fo:font-size="10.5pt" fo:font-style="normal" fo:font-weight="normal"/>
    </style:style>
    <style:style style:name="T32" style:family="text">
      <style:text-properties officeooo:rsid="00cd2a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application of imperative, shared-state, deterministic, single thread concurrency model programming languages to address distributed, decentralized, non-deterministic problem spaces creates such an impedance mismatch <text:span text:style-name="T27">systems implemented in such languages are fundamentally incapable of fully modeling the problem space nor capable of delivering a correct solution.</text:span> <text:span text:style-name="T28">Classic</text:span> examples of this phenomenon <text:span text:style-name="T28">can be seen in</text:span> the emergence of distributed “block chain” crypto-currencies, unfortunately named “smart contracts”, and the ever prognosticated “DAO” or distributed autonomous organization. <text:span text:style-name="T20">All of these technologies show great promise but their implementations suffer from existential defects that undermine their credibility and make them unfit for their stated purposes. </text:span></text:p>
      <text:p text:style-name="Text_20_body"><text:tab/><text:span text:style-name="T16">As these technologies conduct their way through the third,</text:span><text:span text:style-name="T5"> “</text:span><text:span text:style-name="T17">Trough of Disillusionment”, </text:span><text:span text:style-name="T18">phase of the “</text:span><text:span text:style-name="T19">N</text:span><text:span text:style-name="T18">ew</text:span><text:span text:style-name="T5"> Hype </text:span><text:span text:style-name="T8">C</text:span><text:span text:style-name="T5">ycl</text:span><text:span text:style-name="T6">e”</text:span><text:span text:style-name="T6"><text:note text:id="ftn1" text:note-class="footnote"><text:note-citation>1</text:note-citation><text:note-body><text:p text:style-name="P30">Hype Cycle ( <text:a xlink:type="simple" xlink:href="https://en.wikipedia.org/wiki/Hype_cycle" text:style-name="Internet_20_link" text:visited-style-name="Visited_20_Internet_20_Link">https://en.wikipedia.org/wiki/Hype_cycle</text:a> and https://en.wikipedia.org/wiki/Hype_cycle#/media/File:Hype-Cycle-General.png) &lt;try to find a better reference&gt;</text:p></text:note-body></text:note></text:span><text:span text:style-name="T6">, </text:span><text:span text:style-name="T7">this paper argues that th</text:span><text:span text:style-name="T11">e</text:span><text:span text:style-name="T7"> impedance mismatch must be fixed once and for all if progress is to continue </text:span><text:span text:style-name="T9">and their </text:span><text:span text:style-name="T11">ultimate </text:span><text:span text:style-name="T9">potential realized</text:span><text:span text:style-name="T7">. <text:s/>We propose a new programming environment that addresses these challenges architecturally. </text:span><text:span text:style-name="T10">A</text:span><text:span text:style-name="T9"> programming</text:span><text:span text:style-name="T7"> language </text:span><text:span text:style-name="T9">that</text:span><text:span text:style-name="T7"> provides for clear and enforceable abstractions inherent in the problem space</text:span><text:span text:style-name="T6">, </text:span><text:span text:style-name="T7">align</text:span><text:span text:style-name="T10">s</text:span><text:span text:style-name="T7"> the programmer’s mental model with the actual implementation of the solution, </text:span><text:span text:style-name="T11">and yet is simple enough in its implementation to be fully understood by the developer</text:span><text:span text:style-name="T7">.</text:span></text:p>
      <text:h text:style-name="P39" text:outline-level="1">Broken Abstractions</text:h>
      <text:p text:style-name="P34">“<text:span text:style-name="T21">all models are wrong, but some are useful”<text:tab/><text:tab/> – George E. P. Box</text:span></text:p>
      <text:p text:style-name="P19"><text:span text:style-name="T22">Since the 1950s, i</text:span>mperative procedural programming languages implemented on top of von Neumann architected machines <text:span text:style-name="T22">have been the basis for the vast majority of computing systems. An impact of Moore’s law</text:span><text:span text:style-name="T22"><text:note text:id="ftn2" text:note-class="footnote"><text:note-citation>2</text:note-citation><text:note-body><text:p text:style-name="P31">&lt;moore’s law reference&gt;</text:p></text:note-body></text:note></text:span><text:span text:style-name="T22"> has been that rapid advances in hardware and its inversely proportional cost relationship have surpassed or certainly kept pace with the ability of programming languages and software models to implement solutions necessary to forge the new information age economy. </text:span></text:p>
      <text:p text:style-name="P22">Problems with these types of architectural styles were encountered and identified fairly early on. Two of the most significant realizations and suggestions on how to improve things come from Edsger Dijkstra’<text:span text:style-name="T25">s</text:span><text:note text:id="ftn3" text:note-class="footnote"><text:note-citation>3</text:note-citation><text:note-body><text:p text:style-name="P32">In Commun. ACM 11 (1968), 3: 147-148 https://www.cs.utexas.edu/users/EWD/ewd02xx/EWD215.PDF</text:p></text:note-body></text:note> <text:span text:style-name="T25">championing of</text:span> structured programming, and <text:span text:style-name="T24">John Backus’</text:span><text:span text:style-name="T24"><text:note text:id="ftn4" text:note-class="footnote"><text:note-citation>4</text:note-citation><text:note-body><text:p text:style-name="P33">Turing Award Lecture, 1977, In Commun. ACM 21 (1978), 8: 613 – 641 http://worrydream.com/refs/Backus-CanProgrammingBeLiberated.pdf</text:p></text:note-body></text:note></text:span><text:span text:style-name="T24"> introduction </text:span><text:soft-page-break/><text:span text:style-name="T24">of the functional programming style and identification of the “von Neumann bottleneck”.</text:span></text:p>
      <text:p text:style-name="P23">Slow functional systems &amp; injecting another level of indirection...</text:p>
      <text:p text:style-name="P15">Presumption of a “black box” von Neuman machines physically isolated/protected from &lt;unmanaged&gt; access breaks down in “white box” decentralized systems where anyone can access and change anything at any time. &lt;consensus model&gt;<text:span text:style-name="T23">&lt;does this limit the types of consensus models that can be considered? what are our other possibilities we can enable?&gt;</text:span></text:p>
      <text:p text:style-name="P15"/>
      <text:h text:style-name="P40" text:outline-level="1">Current Practices</text:h>
      <text:p text:style-name="P15">The domain of concurrent and often distributed systems <text:span text:style-name="T12">not addressed by current common programming languages. CSP inadequate. Actor model best fit.</text:span></text:p>
      <text:p text:style-name="Text_20_body"/>
      <text:p text:style-name="P14">misaligned mental state caused by this impedance mismatch forces the developer to simultaneously maintain at least two conflicting mental models and the additional effort of reconciling their conflicts effectively tripling the effort necessary to delivered the desired functionality. While the cost complexity increases linearly, the product quality deficit and associated risks increase exponentially.<text:note text:id="ftn5" text:note-class="footnote"><text:note-citation>5</text:note-citation><text:note-body><text:p text:style-name="Footnote">&lt;reference for code size/complexity → exponential defect/risk likelihood&gt;</text:p></text:note-body></text:note></text:p>
      <text:p text:style-name="P14">programming languages should put the developer into a correct mental state to properly reason about the problem space being addressed.</text:p>
      <text:p text:style-name="P14"/>
      <text:p text:style-name="P14">A correctly designed programming language enforces an architectural style that makes as many of these common defects actually impossible to occur in the first place.</text:p>
      <text:p text:style-name="P16"><text:span text:style-name="T13">Cardano (ADA)</text:span><text:note text:id="ftn6" text:note-class="footnote"><text:note-citation>6</text:note-citation><text:note-body><text:p text:style-name="P29">Cardano https://iohk.io/projects/cardano</text:p></text:note-body></text:note> is attempting this through their use of Haskell as a programming language. <text:span text:style-name="T14">&lt;limitations and impracticalities of lambda calculus&gt;</text:span></text:p>
      <text:p text:style-name="P21">All the research languages look like variants of lisp because it’s an easy language to implement (no syntax to speak of – super easy to parse) and is the programming <text:span text:style-name="T15">lingua franca</text:span> for academia. Due to the above noted limitations of lambda calculus, we suggest that they’re starting off on the wrong foot.</text:p>
      <text:p text:style-name="P21"/>
      <text:p text:style-name="P21">“<text:span text:style-name="T26">Provable programs” not possible past a certain point of complexity. What’s more important is simplicity c.f. “Social Processes and Proofs of Theorems and Programs” by Richard A. De Millo ( </text:span><text:a xlink:type="simple" xlink:href="https://www.cs.columbia.edu/~angelos/Misc/p271-de_millo.pdf" text:style-name="Internet_20_link" text:visited-style-name="Visited_20_Internet_20_Link"><text:span text:style-name="T26">https://www.cs.columbia.edu/~angelos/Misc/p271-de_millo.pdf</text:span></text:a><text:span text:style-name="T26"> ). It is more important that software be made reliable than verifiable – primarily through social processes and experience.</text:span></text:p>
      <text:p text:style-name="P17"/>
      <text:p text:style-name="P17">Actor model is based on physics rather than math.</text:p>
      <text:p text:style-name="P17"/>
      <text:p text:style-name="P17">“All models are wrong, some models are useful” – George P. Box</text:p>
      <text:p text:style-name="P17"/>
      <text:p text:style-name="P17"><text:soft-page-break/>Pushing the boundaries of existing computational models into contexts th<text:span text:style-name="T29">at</text:span> only overlap rather than fully contain exposes their limitations and starts moving them away from the “useful” boundary towards <text:span text:style-name="T29">becoming</text:span> <text:span text:style-name="T29">misleading and </text:span>wrong.</text:p>
      <text:p text:style-name="P17"/>
      <text:p text:style-name="P18">Moore’s law &amp; von Neuman machines coming at the same time as real decentralized distributed apps </text:p>
      <text:p text:style-name="Text_20_body"/>
      <text:p text:style-name="Text_20_body"/>
      <text:p text:style-name="Text_20_body"/>
      <text:p text:style-name="Text_20_body"><text:tab/><text:span text:style-name="T4">Distributed, asynchronous, computing platforms have recently made their impact felt through the popular adoption of crypto-ledgers. A cryptoledger is simply a non-refutable persistent store of immutable facts, typically time series based, managed in a completely decentralized manner.</text:span></text:p>
      <text:p text:style-name="P7"/>
      <text:p text:style-name="P7"/>
      <text:p text:style-name="P8">Declarative rather than imperative flow control.</text:p>
      <text:p text:style-name="P8"/>
      <text:p text:style-name="P12">Law of small, medium, and large numbers. </text:p>
      <text:p text:style-name="P12"/>
      <text:p text:style-name="P13">Art of Software Development – large to small problems. Putting it back together again without losing information is your process. </text:p>
      <text:p text:style-name="P13"/>
      <text:p text:style-name="P13">Testing can only ever show you the presence of defects, never their absence. – E<text:span text:style-name="T32">J</text:span>D</text:p>
      <text:p text:style-name="P13">Venn diagram showing size of possible defects &gt; size of identified possible defects U size of discovered defects U actual defects.</text:p>
      <text:p text:style-name="P13">Geometric growth of possibilities (opportunities for defects) as complexity grows linearly.</text:p>
      <text:p text:style-name="P8"/>
      <text:h text:style-name="P38" text:outline-level="2">Indicators of a Well Designed Programming Language</text:h>
      <text:p text:style-name="P6"><text:tab/><text:span text:style-name="T30">Blah blah blah blah blah</text:span> </text:p>
      <text:p text:style-name="P6"/>
      <text:h text:style-name="P41" text:outline-level="1">Cryptoledger Ontologies</text:h>
      <text:p text:style-name="P20">Extended type system supporting declarative constraint-based resolution?</text:p>
      <text:p text:style-name="P9">Every good consumer cryptoledger application is based on a distributed open call bid system.</text:p>
      <text:p text:style-name="P10">Integrity over Reputation</text:p>
      <text:p text:style-name="P10"/>
      <text:p text:style-name="P11">As simple as possible but no simpler…</text:p>
      <text:p text:style-name="P11"/>
      <text:p text:style-name="P35">ttps://paultiseo.wordpress.com/2009/02/18/top-13-funny-software-development-quotes/</text:p>
      <text:p text:style-name="P11"/>
      <text:p text:style-name="P24">“<text:span text:style-name="T31">There are two ways of constructing a software design: One way is to make it so simple that there are obviously no deficiencies, and the other way is to make it so complicated that there are no obvious deficiencies. The first method is far more difficult.” -C.A.R. Hoare</text:span></text:p>
      <text:p text:style-name="P11"/>
      <text:p text:style-name="P37"><text:soft-page-break/>Native representation of system using Smalltalk State Replication Protocol.</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inherit" svg:font-family="inherit"/>
    <style:font-face style:name="Liberation Mono" svg:font-family="'Liberation Mono'" style:font-family-generic="modern" style:font-pitch="fixed"/>
    <style:font-face style:name="Futura Std Book" svg:font-family="'Futura Std Book'" style:font-pitch="variable"/>
    <style:font-face style:name="Futura URW Extra Bold" svg:font-family="'Futura URW Extra Bold'"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left="0in" fo:margin-right="0in" fo:margin-top="0in" fo:margin-bottom="0.0835in" loext:contextual-spacing="false" fo:text-align="justify" style:justify-single-word="false" fo:text-indent="0.5in" style:auto-text-indent="false" fo:background-color="transparent"/>
      <style:text-properties style:font-name="Futura URW Extra Bold" fo:font-family="'Futura URW Extra Bold'" style:font-pitch="variable" fo:font-size="11pt" fo:language="en" fo:country="US" officeooo:rsid="0011aa11"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utura URW Extra Bold" fo:font-family="'Futura URW Extra Bold'" style:font-pitch="variable" fo:font-size="18pt" fo:font-weight="bold" style:font-size-asian="15.75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utura URW Extra Bold" fo:font-family="'Futura URW Extra Bold'" style:font-pitch="variable" fo:font-size="11pt" fo:font-weight="bold" style:font-size-asian="11pt" style:font-weight-asian="bold" style:font-size-complex="11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utura URW Extra Bold" fo:font-family="'Futura URW Extra Bold'" style:font-pitch="variable" fo:font-size="8pt" officeooo:rsid="009585b6" style:font-size-asian="8pt" style:font-size-complex="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style:font-name="Futura URW Extra Bold" fo:font-size="28pt" fo:language="en" fo:country="US" fo:font-weight="normal" officeooo:rsid="00835ff6" officeooo:paragraph-rsid="00c7e8c2" style:font-size-asian="28pt" style:font-weight-asian="normal" style:font-size-complex="28pt" style:font-weight-complex="normal"/>
    </style:style>
    <style:style style:name="MP2" style:family="paragraph" style:parent-style-name="Text_20_body">
      <style:text-properties style:font-name="Futura Std Book" fo:language="en" fo:country="US" fo:font-weight="normal" officeooo:rsid="0011aa11" officeooo:paragraph-rsid="0011aa11" style:font-weight-asian="normal" style:font-weight-complex="normal"/>
    </style:style>
    <style:style style:name="MP3" style:family="paragraph" style:parent-style-name="Text_20_body">
      <style:text-properties style:font-name="Futura Std Book" fo:font-size="11pt" fo:language="en" fo:country="US" fo:font-style="italic" fo:font-weight="normal" officeooo:rsid="00835ff6" officeooo:paragraph-rsid="00c7e8c2" style:font-size-asian="11pt" style:font-style-asian="italic" style:font-weight-asian="normal" style:font-size-complex="11pt" style:font-style-complex="italic" style:font-weight-complex="normal"/>
    </style:style>
    <style:style style:name="MP4" style:family="paragraph" style:parent-style-name="Title">
      <style:text-properties style:font-name="Futura URW Extra Bold" fo:font-size="28pt" fo:language="en" fo:country="US" fo:font-weight="normal" officeooo:rsid="00835ff6" officeooo:paragraph-rsid="00835ff6" style:font-size-asian="28pt" style:font-weight-asian="normal" style:font-size-complex="28pt" style:font-weight-complex="normal"/>
    </style:style>
    <style:style style:name="MP5" style:family="paragraph" style:parent-style-name="Signature">
      <style:paragraph-properties fo:text-align="end" style:justify-single-word="false"/>
      <style:text-properties style:font-name="Futura URW Extra Bold" fo:language="en" fo:country="US"/>
    </style:style>
    <style:style style:name="MP6" style:family="paragraph" style:parent-style-name="Signature">
      <style:paragraph-properties fo:text-align="end" style:justify-single-word="false"/>
      <style:text-properties style:font-name="Futura URW Extra Bold" fo:language="en" fo:country="US" officeooo:rsid="00835ff6" officeooo:paragraph-rsid="00835ff6"/>
    </style:style>
    <style:style style:name="MP7" style:family="paragraph" style:parent-style-name="Text_20_body">
      <style:text-properties style:font-name="Futura Std Book" fo:font-size="11pt" fo:language="en" fo:country="US" fo:font-style="italic" fo:font-weight="normal" officeooo:rsid="00835ff6" officeooo:paragraph-rsid="00835ff6" style:font-size-asian="11pt" style:font-style-asian="italic" style:font-weight-asian="normal" style:font-size-complex="11pt" style:font-style-complex="italic" style:font-weight-complex="normal"/>
    </style:style>
    <style:style style:name="MP8" style:family="paragraph" style:parent-style-name="Footer">
      <style:paragraph-properties fo:text-align="center" style:justify-single-word="false"/>
      <style:text-properties style:font-name="Futura URW Extra Bold" fo:language="en" fo:country="US" officeooo:rsid="0025330c" officeooo:paragraph-rsid="0025330c"/>
    </style:style>
    <style:style style:name="MP9" style:family="paragraph" style:parent-style-name="Footer">
      <style:paragraph-properties fo:text-align="start" style:justify-single-word="false"/>
      <style:text-properties style:font-name="Futura URW Extra Bold" fo:font-size="9pt" fo:language="en" fo:country="US" officeooo:rsid="0025330c" officeooo:paragraph-rsid="009e3610" style:font-size-asian="7.84999990463257pt" style:font-size-complex="9pt"/>
    </style:style>
    <style:style style:name="MT1" style:family="text">
      <style:text-properties officeooo:rsid="008513af"/>
    </style:style>
    <style:style style:name="MT2" style:family="text">
      <style:text-properties style:text-position="super 58%"/>
    </style:style>
    <style:style style:name="MT3" style:family="text">
      <style:text-properties officeooo:rsid="009c0e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32925*" fo:start-indent="0in" fo:end-indent="0.0925in"/>
          <style:column style:rel-width="32610*" fo:start-indent="0.0925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ctorForth – Architectural Drivers</text:p>
        <text:p text:style-name="MP2"/>
        <text:p text:style-name="MP3">Aligning problem domains, <text:span text:style-name="MT1">mental models, and </text:span>language implementation.</text:p>
      </style:header>
      <loext:header-first>
        <text:p text:style-name="MP4">ActorForth<text:span text:style-name="MT2">*</text:span> – Architectural Drivers</text:p>
        <text:p text:style-name="MP5">by Benjamin Scherrey</text:p>
        <text:p text:style-name="MP6">January 13<text:span text:style-name="MT2">th</text:span>, 2019</text:p>
        <text:p text:style-name="MP2"/>
        <text:p text:style-name="MP7">Aligning problem domains, <text:span text:style-name="MT1">mental models, and </text:span>language implementation.</text:p>
      </loext:header-first>
      <style:footer>
        <text:p text:style-name="MP8">Page <text:page-number text:select-page="current">2</text:page-number><text:s/>of <text:page-count>4</text:page-count></text:p>
      </style:footer>
      <loext:footer-first>
        <text:p text:style-name="MP9">* <text:span text:style-name="MT3">ActorForth is only a working title for now. It may somewhat accurately describe what the language is (probably should be “Strongly Typed Ontological Actor Context Interactive Forth”) but that might just distract from what the language does and confuse potential adopters. Perhaps that’s why all the popular languages have names that don’t mean anything? </text:span></text:p>
        <text:p text:style-name="MP8">Page <text:page-number text:select-page="current">1</text:page-number><text:s/>of <text:page-count>4</text:page-coun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3:26:37.904098629</meta:creation-date>
    <meta:editing-duration>PT14H25M5S</meta:editing-duration>
    <meta:editing-cycles>42</meta:editing-cycles>
    <meta:generator>LibreOffice/6.1.2.1$Linux_X86_64 LibreOffice_project/65905a128db06ba48db947242809d14d3f9a93fe</meta:generator>
    <dc:date>2019-02-26T22:49:23.581607213</dc:date>
    <meta:document-statistic meta:table-count="0" meta:image-count="0" meta:object-count="0" meta:page-count="4" meta:paragraph-count="53" meta:word-count="1057" meta:character-count="7591" meta:non-whitespace-character-count="6565"/>
    <meta:user-defined meta:name="Info 1"/>
    <meta:user-defined meta:name="Info 2"/>
    <meta:user-defined meta:name="Info 3"/>
    <meta:user-defined meta:name="Info 4"/>
  </office:meta>
</office:document-meta>
</file>